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marker-start="Arrow" draw:marker-start-center="true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marker-start-center="true" draw:marker-end="Arrow" draw:fill="solid" draw:fill-color="#0099ff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center="true" draw:marker-end="Arrow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" draw:marker-start-center="true" draw:marker-end="" draw:fill="none" draw:textarea-vertical-align="middle"/>
    </style:style>
    <style:style style:name="gr9" style:family="graphic" style:parent-style-name="objectwithoutfill">
      <style:graphic-properties svg:stroke-width="0.05cm" svg:stroke-color="#ff0000" draw:marker-start-width="0.275cm" draw:marker-end-width="0.275cm" draw:fill="solid" draw:fill-color="#ff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xml:id="id1" draw:id="id1" draw:layer="layout" svg:width="0.6cm" svg:height="0.6cm" svg:x="4.303cm" svg:y="1.4cm">
          <text:p/>
        </draw:circle>
        <draw:custom-shape draw:style-name="gr2" draw:text-style-name="P1" xml:id="id2" draw:id="id2" draw:layer="layout" svg:width="1.6cm" svg:height="1.6cm" svg:x="2.703cm" svg:y="2.704cm">
          <text:p text:style-name="P1">&lt;x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1.6cm" svg:height="1.6cm" svg:x="5.203cm" svg:y="2.704cm">
          <text:p text:style-name="P1">&gt;x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4.303cm" svg:y1="1.7cm" svg:x2="3.503cm" svg:y2="2.704cm" draw:start-shape="id1" draw:start-glue-point="3" draw:end-shape="id2" svg:d="m4303 1700-800 1004">
          <text:p/>
        </draw:connector>
        <draw:connector draw:style-name="gr3" draw:text-style-name="P1" draw:layer="layout" draw:type="line" svg:x1="4.903cm" svg:y1="1.7cm" svg:x2="6.003cm" svg:y2="2.704cm" draw:start-shape="id1" draw:start-glue-point="1" draw:end-shape="id3" draw:end-glue-point="4" svg:d="m4903 1700 1100 1004">
          <text:p/>
        </draw:connector>
        <draw:connector draw:style-name="gr3" draw:text-style-name="P1" draw:layer="layout" draw:type="line" svg:x1="4.603cm" svg:y1="1.4cm" svg:x2="5.524cm" svg:y2="1.048cm" draw:start-shape="id1" draw:start-glue-point="0" svg:d="m4603 1400 921-352">
          <text:p/>
        </draw:connector>
        <draw:line draw:name="tR" draw:style-name="gr4" draw:text-style-name="P1" draw:layer="layout" svg:x1="7.203cm" svg:y1="4.302cm" svg:x2="7.203cm" svg:y2="2.602cm">
          <svg:desc>tR</svg:desc>
          <text:p/>
        </draw:line>
        <draw:line draw:name="tR" draw:style-name="gr4" draw:text-style-name="P1" draw:layer="layout" svg:x1="2.403cm" svg:y1="4.302cm" svg:x2="2.403cm" svg:y2="2.602cm">
          <svg:desc>tR</svg:desc>
          <text:p/>
        </draw:line>
        <draw:frame draw:style-name="gr5" draw:layer="layout" svg:width="0.803cm" svg:height="1.17cm" svg:x="7.403cm" svg:y="2.832cm">
          <draw:text-box>
            <text:p>t<text:span text:style-name="T1">r</text:span></text:p>
          </draw:text-box>
        </draw:frame>
        <draw:frame draw:style-name="gr5" draw:layer="layout" svg:width="0.76cm" svg:height="1.17cm" svg:x="1.5cm" svg:y="2.832cm">
          <draw:text-box>
            <text:p>t<text:span text:style-name="T1">l</text:span></text:p>
          </draw:text-box>
        </draw:frame>
        <draw:custom-shape draw:style-name="gr6" draw:text-style-name="P1" xml:id="id4" draw:id="id4" draw:layer="layout" svg:width="0.4cm" svg:height="0.4cm" svg:x="2.742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4cm" svg:height="0.4cm" svg:x="3.192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.8cm" svg:y1="6.684cm" svg:x2="2.492cm" svg:y2="7.142cm" draw:start-shape="id4" draw:start-glue-point="7" svg:d="m2800 6684-308 458">
          <text:p/>
        </draw:connector>
        <draw:connector draw:style-name="gr8" draw:text-style-name="P1" draw:layer="layout" draw:type="line" svg:x1="3.084cm" svg:y1="6.684cm" svg:x2="3.392cm" svg:y2="7.142cm" draw:start-shape="id4" draw:start-glue-point="9" draw:end-shape="id5" draw:end-glue-point="4" svg:d="m3084 6684 308 458">
          <text:p/>
        </draw:connector>
        <draw:custom-shape draw:style-name="gr6" draw:text-style-name="P1" xml:id="id6" draw:id="id6" draw:layer="layout" svg:width="0.4cm" svg:height="0.4cm" svg:x="4.342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4cm" svg:height="0.4cm" svg:x="3.892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4.4cm" svg:y1="6.684cm" svg:x2="4.092cm" svg:y2="7.142cm" draw:start-shape="id6" draw:start-glue-point="7" draw:end-shape="id7" draw:end-glue-point="4" svg:d="m4400 6684-308 458">
          <text:p/>
        </draw:connector>
        <draw:connector draw:style-name="gr8" draw:text-style-name="P1" draw:layer="layout" draw:type="line" svg:x1="4.684cm" svg:y1="6.684cm" svg:x2="4.992cm" svg:y2="7.142cm" draw:start-shape="id6" draw:start-glue-point="9" svg:d="m4684 6684 308 458">
          <text:p/>
        </draw:connector>
        <draw:custom-shape draw:style-name="gr6" draw:text-style-name="P1" xml:id="id8" draw:id="id8" draw:layer="layout" svg:width="0.4cm" svg:height="0.4cm" svg:x="5.942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4cm" svg:height="0.4cm" svg:x="5.492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0" draw:id="id10" draw:layer="layout" svg:width="0.4cm" svg:height="0.4cm" svg:x="6.392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cm" svg:y1="6.684cm" svg:x2="5.692cm" svg:y2="7.142cm" draw:start-shape="id8" draw:start-glue-point="7" draw:end-shape="id9" draw:end-glue-point="4" svg:d="m6000 6684-308 458">
          <text:p/>
        </draw:connector>
        <draw:connector draw:style-name="gr8" draw:text-style-name="P1" draw:layer="layout" draw:type="line" svg:x1="6.284cm" svg:y1="6.684cm" svg:x2="6.592cm" svg:y2="7.142cm" draw:start-shape="id8" draw:start-glue-point="9" draw:end-shape="id10" draw:end-glue-point="4" svg:d="m6284 6684 308 458">
          <text:p/>
        </draw:connector>
        <draw:custom-shape draw:style-name="gr6" draw:text-style-name="P1" xml:id="id11" draw:id="id11" draw:layer="layout" svg:width="0.4cm" svg:height="0.4cm" svg:x="2.992cm" svg:y="8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" draw:id="id12" draw:layer="layout" svg:width="0.4cm" svg:height="0.4cm" svg:x="2.292cm" svg:y="8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05cm" svg:y1="8.384cm" svg:x2="2.492cm" svg:y2="8.842cm" draw:start-shape="id11" draw:start-glue-point="7" draw:end-shape="id12" draw:end-glue-point="4" svg:d="m3050 8384-558 458">
          <text:p/>
        </draw:connector>
        <draw:connector draw:style-name="gr8" draw:text-style-name="P1" draw:layer="layout" draw:type="line" svg:x1="3.334cm" svg:y1="8.384cm" svg:x2="3.842cm" svg:y2="8.9cm" draw:start-shape="id11" draw:start-glue-point="9" draw:end-shape="id13" draw:end-glue-point="5" svg:d="m3334 8384 508 516">
          <text:p/>
        </draw:connector>
        <draw:custom-shape draw:style-name="gr7" draw:text-style-name="P1" xml:id="id14" draw:id="id14" draw:layer="layout" svg:width="0.4cm" svg:height="0.4cm" svg:x="1.884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.35cm" svg:y1="9.184cm" svg:x2="2.084cm" svg:y2="9.7cm" draw:start-shape="id12" draw:start-glue-point="7" draw:end-shape="id14" draw:end-glue-point="4" svg:d="m2350 9184-266 516">
          <text:p/>
        </draw:connector>
        <draw:custom-shape draw:style-name="gr7" draw:text-style-name="P1" xml:id="id13" draw:id="id13" draw:layer="layout" svg:width="0.4cm" svg:height="0.4cm" svg:x="3.784cm" svg:y="8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0.4cm" svg:height="0.4cm" svg:x="6.2cm" svg:y="8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" draw:id="id16" draw:layer="layout" svg:width="0.4cm" svg:height="0.4cm" svg:x="5.5cm" svg:y="8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258cm" svg:y1="8.384cm" svg:x2="5.7cm" svg:y2="8.842cm" draw:start-shape="id15" draw:start-glue-point="7" draw:end-shape="id16" draw:end-glue-point="4" svg:d="m6258 8384-558 458">
          <text:p/>
        </draw:connector>
        <draw:connector draw:style-name="gr8" draw:text-style-name="P1" draw:layer="layout" draw:type="line" svg:x1="6.542cm" svg:y1="8.384cm" svg:x2="7.05cm" svg:y2="8.9cm" draw:start-shape="id15" draw:start-glue-point="9" draw:end-shape="id17" draw:end-glue-point="5" svg:d="m6542 8384 508 516">
          <text:p/>
        </draw:connector>
        <draw:custom-shape draw:style-name="gr7" draw:text-style-name="P1" xml:id="id18" draw:id="id18" draw:layer="layout" svg:width="0.4cm" svg:height="0.4cm" svg:x="5.90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842cm" svg:y1="9.184cm" svg:x2="6.108cm" svg:y2="9.7cm" draw:start-shape="id16" draw:start-glue-point="9" draw:end-shape="id18" draw:end-glue-point="4" svg:d="m5842 9184 266 516">
          <text:p/>
        </draw:connector>
        <draw:custom-shape draw:style-name="gr7" draw:text-style-name="P1" xml:id="id17" draw:id="id17" draw:layer="layout" svg:width="0.4cm" svg:height="0.4cm" svg:x="6.992cm" svg:y="8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9" draw:id="id19" draw:layer="layout" svg:width="0.4cm" svg:height="0.4cm" svg:x="9.50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" draw:id="id20" draw:layer="layout" svg:width="0.4cm" svg:height="0.4cm" svg:x="8.80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566cm" svg:y1="8.342cm" svg:x2="9.008cm" svg:y2="8.8cm" draw:start-shape="id19" draw:start-glue-point="7" draw:end-shape="id20" draw:end-glue-point="4" svg:d="m9566 8342-558 458">
          <text:p/>
        </draw:connector>
        <draw:connector draw:style-name="gr8" draw:text-style-name="P1" draw:layer="layout" draw:type="line" svg:x1="9.85cm" svg:y1="8.342cm" svg:x2="10.358cm" svg:y2="8.858cm" draw:start-shape="id19" draw:start-glue-point="9" draw:end-shape="id21" draw:end-glue-point="5" svg:d="m9850 8342 508 516">
          <text:p/>
        </draw:connector>
        <draw:custom-shape draw:style-name="gr7" draw:text-style-name="P1" xml:id="id22" draw:id="id22" draw:layer="layout" svg:width="0.4cm" svg:height="0.4cm" svg:x="9.216cm" svg:y="9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15cm" svg:y1="9.142cm" svg:x2="9.416cm" svg:y2="9.658cm" draw:start-shape="id20" draw:start-glue-point="9" draw:end-shape="id22" draw:end-glue-point="4" svg:d="m9150 9142 266 516">
          <text:p/>
        </draw:connector>
        <draw:custom-shape draw:style-name="gr7" draw:text-style-name="P1" xml:id="id21" draw:id="id21" draw:layer="layout" svg:width="0.4cm" svg:height="0.4cm" svg:x="10.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3" draw:id="id23" draw:layer="layout" svg:width="0.4cm" svg:height="0.4cm" svg:x="9.892cm" svg:y="9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358cm" svg:y1="9.142cm" svg:x2="10.092cm" svg:y2="9.658cm" draw:start-shape="id21" draw:start-glue-point="7" draw:end-shape="id23" draw:end-glue-point="4" svg:d="m10358 9142-266 516">
          <text:p/>
        </draw:connector>
        <draw:custom-shape draw:style-name="gr6" draw:text-style-name="P1" xml:id="id24" draw:id="id24" draw:layer="layout" svg:width="0.4cm" svg:height="0.4cm" svg:x="15.90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5" draw:id="id25" draw:layer="layout" svg:width="0.4cm" svg:height="0.4cm" svg:x="15.20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5.966cm" svg:y1="8.342cm" svg:x2="15.408cm" svg:y2="8.8cm" draw:start-shape="id24" draw:start-glue-point="7" draw:end-shape="id25" draw:end-glue-point="4" svg:d="m15966 8342-558 458">
          <text:p/>
        </draw:connector>
        <draw:connector draw:style-name="gr8" draw:text-style-name="P1" draw:layer="layout" draw:type="line" svg:x1="16.25cm" svg:y1="8.342cm" svg:x2="16.758cm" svg:y2="8.858cm" draw:start-shape="id24" draw:start-glue-point="9" draw:end-shape="id26" draw:end-glue-point="5" svg:d="m16250 8342 508 516">
          <text:p/>
        </draw:connector>
        <draw:custom-shape draw:style-name="gr7" draw:text-style-name="P1" xml:id="id27" draw:id="id27" draw:layer="layout" svg:width="0.4cm" svg:height="0.4cm" svg:x="14.8cm" svg:y="9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5.266cm" svg:y1="9.142cm" svg:x2="15cm" svg:y2="9.658cm" draw:start-shape="id25" draw:start-glue-point="7" draw:end-shape="id27" draw:end-glue-point="4" svg:d="m15266 9142-266 516">
          <text:p/>
        </draw:connector>
        <draw:custom-shape draw:style-name="gr7" draw:text-style-name="P1" xml:id="id28" draw:id="id28" draw:layer="layout" svg:width="0.4cm" svg:height="0.4cm" svg:x="15.616cm" svg:y="9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5.55cm" svg:y1="9.142cm" svg:x2="15.816cm" svg:y2="9.658cm" draw:start-shape="id25" draw:start-glue-point="9" draw:end-shape="id28" draw:end-glue-point="4" svg:d="m15550 9142 266 516">
          <text:p/>
        </draw:connector>
        <draw:custom-shape draw:style-name="gr7" draw:text-style-name="P1" xml:id="id26" draw:id="id26" draw:layer="layout" svg:width="0.4cm" svg:height="0.4cm" svg:x="16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9" draw:id="id29" draw:layer="layout" svg:width="0.4cm" svg:height="0.4cm" svg:x="16.292cm" svg:y="9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6.758cm" svg:y1="9.142cm" svg:x2="16.492cm" svg:y2="9.658cm" draw:start-shape="id26" draw:start-glue-point="7" draw:end-shape="id29" draw:end-glue-point="4" svg:d="m16758 9142-266 516">
          <text:p/>
        </draw:connector>
        <draw:custom-shape draw:style-name="gr6" draw:text-style-name="P1" xml:id="id30" draw:id="id30" draw:layer="layout" svg:width="0.4cm" svg:height="0.4cm" svg:x="3cm" svg:y="10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1" draw:id="id31" draw:layer="layout" svg:width="0.4cm" svg:height="0.4cm" svg:x="2.3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058cm" svg:y1="10.984cm" svg:x2="2.5cm" svg:y2="11.442cm" draw:start-shape="id30" draw:start-glue-point="7" draw:end-shape="id31" draw:end-glue-point="4" svg:d="m3058 10984-558 458">
          <text:p/>
        </draw:connector>
        <draw:connector draw:style-name="gr8" draw:text-style-name="P1" draw:layer="layout" draw:type="line" svg:x1="3.342cm" svg:y1="10.984cm" svg:x2="3.85cm" svg:y2="11.5cm" draw:start-shape="id30" draw:start-glue-point="9" draw:end-shape="id32" draw:end-glue-point="5" svg:d="m3342 10984 508 516">
          <text:p/>
        </draw:connector>
        <draw:custom-shape draw:style-name="gr7" draw:text-style-name="P1" xml:id="id32" draw:id="id32" draw:layer="layout" svg:width="0.4cm" svg:height="0.4cm" svg:x="3.792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3" draw:id="id33" draw:layer="layout" svg:width="0.4cm" svg:height="0.4cm" svg:x="4.2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4.134cm" svg:y1="11.784cm" svg:x2="4.4cm" svg:y2="12.3cm" draw:start-shape="id32" draw:start-glue-point="9" draw:end-shape="id33" draw:end-glue-point="4" svg:d="m4134 11784 266 516">
          <text:p/>
        </draw:connector>
        <draw:custom-shape draw:style-name="gr6" draw:text-style-name="P1" xml:id="id34" draw:id="id34" draw:layer="layout" svg:width="0.4cm" svg:height="0.4cm" svg:x="6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5" draw:id="id35" draw:layer="layout" svg:width="0.4cm" svg:height="0.4cm" svg:x="5.5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258cm" svg:y1="10.942cm" svg:x2="5.7cm" svg:y2="11.4cm" draw:start-shape="id34" draw:start-glue-point="7" draw:end-shape="id35" draw:end-glue-point="4" svg:d="m6258 10942-558 458">
          <text:p/>
        </draw:connector>
        <draw:connector draw:style-name="gr8" draw:text-style-name="P1" draw:layer="layout" draw:type="line" svg:x1="6.542cm" svg:y1="10.942cm" svg:x2="7.05cm" svg:y2="11.458cm" draw:start-shape="id34" draw:start-glue-point="9" draw:end-shape="id36" draw:end-glue-point="5" svg:d="m6542 10942 508 516">
          <text:p/>
        </draw:connector>
        <draw:custom-shape draw:style-name="gr7" draw:text-style-name="P1" xml:id="id36" draw:id="id36" draw:layer="layout" svg:width="0.4cm" svg:height="0.4cm" svg:x="6.99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7" draw:id="id37" draw:layer="layout" svg:width="0.4cm" svg:height="0.4cm" svg:x="6.584cm" svg:y="1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7.05cm" svg:y1="11.742cm" svg:x2="6.784cm" svg:y2="12.258cm" draw:start-shape="id36" draw:start-glue-point="7" draw:end-shape="id37" draw:end-glue-point="4" svg:d="m7050 11742-266 516">
          <text:p/>
        </draw:connector>
        <draw:custom-shape draw:style-name="gr6" draw:text-style-name="P1" xml:id="id38" draw:id="id38" draw:layer="layout" svg:width="0.4cm" svg:height="0.4cm" svg:x="12.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9" draw:id="id39" draw:layer="layout" svg:width="0.4cm" svg:height="0.4cm" svg:x="1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2.758cm" svg:y1="8.342cm" svg:x2="12.2cm" svg:y2="8.8cm" draw:start-shape="id38" draw:start-glue-point="7" draw:end-shape="id39" draw:end-glue-point="4" svg:d="m12758 8342-558 458">
          <text:p/>
        </draw:connector>
        <draw:connector draw:style-name="gr8" draw:text-style-name="P1" draw:layer="layout" draw:type="line" svg:x1="13.042cm" svg:y1="8.342cm" svg:x2="13.55cm" svg:y2="8.858cm" draw:start-shape="id38" draw:start-glue-point="9" draw:end-shape="id40" draw:end-glue-point="5" svg:d="m13042 8342 508 516">
          <text:p/>
        </draw:connector>
        <draw:custom-shape draw:style-name="gr7" draw:text-style-name="P1" xml:id="id41" draw:id="id41" draw:layer="layout" svg:width="0.4cm" svg:height="0.4cm" svg:x="11.592cm" svg:y="9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2.058cm" svg:y1="9.142cm" svg:x2="11.792cm" svg:y2="9.658cm" draw:start-shape="id39" draw:start-glue-point="7" draw:end-shape="id41" draw:end-glue-point="4" svg:d="m12058 9142-266 516">
          <text:p/>
        </draw:connector>
        <draw:custom-shape draw:style-name="gr7" draw:text-style-name="P1" xml:id="id40" draw:id="id40" draw:layer="layout" svg:width="0.4cm" svg:height="0.4cm" svg:x="13.49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2" draw:id="id42" draw:layer="layout" svg:width="0.4cm" svg:height="0.4cm" svg:x="13.9cm" svg:y="9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3.834cm" svg:y1="9.142cm" svg:x2="14.1cm" svg:y2="9.658cm" draw:start-shape="id40" draw:start-glue-point="9" draw:end-shape="id42" draw:end-glue-point="4" svg:d="m13834 9142 266 516">
          <text:p/>
        </draw:connector>
        <draw:custom-shape draw:style-name="gr6" draw:text-style-name="P1" xml:id="id43" draw:id="id43" draw:layer="layout" svg:width="0.4cm" svg:height="0.4cm" svg:x="9.50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4" draw:id="id44" draw:layer="layout" svg:width="0.4cm" svg:height="0.4cm" svg:x="8.80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566cm" svg:y1="10.942cm" svg:x2="9.008cm" svg:y2="11.4cm" draw:start-shape="id43" draw:start-glue-point="7" draw:end-shape="id44" draw:end-glue-point="4" svg:d="m9566 10942-558 458">
          <text:p/>
        </draw:connector>
        <draw:connector draw:style-name="gr8" draw:text-style-name="P1" draw:layer="layout" draw:type="line" svg:x1="9.85cm" svg:y1="10.942cm" svg:x2="10.358cm" svg:y2="11.458cm" draw:start-shape="id43" draw:start-glue-point="9" draw:end-shape="id45" draw:end-glue-point="5" svg:d="m9850 10942 508 516">
          <text:p/>
        </draw:connector>
        <draw:custom-shape draw:style-name="gr7" draw:text-style-name="P1" xml:id="id46" draw:id="id46" draw:layer="layout" svg:width="0.4cm" svg:height="0.4cm" svg:x="8.4cm" svg:y="1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8.866cm" svg:y1="11.742cm" svg:x2="8.6cm" svg:y2="12.258cm" draw:start-shape="id44" draw:start-glue-point="7" draw:end-shape="id46" draw:end-glue-point="4" svg:d="m8866 11742-266 516">
          <text:p/>
        </draw:connector>
        <draw:custom-shape draw:style-name="gr7" draw:text-style-name="P1" xml:id="id45" draw:id="id45" draw:layer="layout" svg:width="0.4cm" svg:height="0.4cm" svg:x="10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7" draw:id="id47" draw:layer="layout" svg:width="0.4cm" svg:height="0.4cm" svg:x="9.892cm" svg:y="1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358cm" svg:y1="11.742cm" svg:x2="10.092cm" svg:y2="12.258cm" draw:start-shape="id45" draw:start-glue-point="7" draw:end-shape="id47" draw:end-glue-point="4" svg:d="m10358 11742-266 516">
          <text:p/>
        </draw:connector>
        <draw:custom-shape draw:style-name="gr7" draw:text-style-name="P1" xml:id="id48" draw:id="id48" draw:layer="layout" svg:width="0.4cm" svg:height="0.4cm" svg:x="10.708cm" svg:y="1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642cm" svg:y1="11.742cm" svg:x2="10.908cm" svg:y2="12.258cm" draw:start-shape="id45" draw:start-glue-point="9" draw:end-shape="id48" draw:end-glue-point="4" svg:d="m10642 11742 266 516">
          <text:p/>
        </draw:connector>
        <draw:custom-shape draw:style-name="gr6" draw:text-style-name="P1" xml:id="id49" draw:id="id49" draw:layer="layout" svg:width="0.4cm" svg:height="0.4cm" svg:x="12.70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0" draw:id="id50" draw:layer="layout" svg:width="0.4cm" svg:height="0.4cm" svg:x="12.00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2.766cm" svg:y1="10.942cm" svg:x2="12.208cm" svg:y2="11.4cm" draw:start-shape="id49" draw:start-glue-point="7" draw:end-shape="id50" draw:end-glue-point="4" svg:d="m12766 10942-558 458">
          <text:p/>
        </draw:connector>
        <draw:connector draw:style-name="gr8" draw:text-style-name="P1" draw:layer="layout" draw:type="line" svg:x1="13.05cm" svg:y1="10.942cm" svg:x2="13.558cm" svg:y2="11.458cm" draw:start-shape="id49" draw:start-glue-point="9" draw:end-shape="id51" draw:end-glue-point="5" svg:d="m13050 10942 508 516">
          <text:p/>
        </draw:connector>
        <draw:custom-shape draw:style-name="gr7" draw:text-style-name="P1" xml:id="id52" draw:id="id52" draw:layer="layout" svg:width="0.4cm" svg:height="0.4cm" svg:x="11.6cm" svg:y="1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2.066cm" svg:y1="11.742cm" svg:x2="11.8cm" svg:y2="12.258cm" draw:start-shape="id50" draw:start-glue-point="7" draw:end-shape="id52" draw:end-glue-point="4" svg:d="m12066 11742-266 516">
          <text:p/>
        </draw:connector>
        <draw:custom-shape draw:style-name="gr7" draw:text-style-name="P1" xml:id="id53" draw:id="id53" draw:layer="layout" svg:width="0.4cm" svg:height="0.4cm" svg:x="12.416cm" svg:y="1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2.35cm" svg:y1="11.742cm" svg:x2="12.616cm" svg:y2="12.258cm" draw:start-shape="id50" draw:start-glue-point="9" draw:end-shape="id53" draw:end-glue-point="4" svg:d="m12350 11742 266 516">
          <text:p/>
        </draw:connector>
        <draw:custom-shape draw:style-name="gr7" draw:text-style-name="P1" xml:id="id51" draw:id="id51" draw:layer="layout" svg:width="0.4cm" svg:height="0.4cm" svg:x="13.5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4" draw:id="id54" draw:layer="layout" svg:width="0.4cm" svg:height="0.4cm" svg:x="13.908cm" svg:y="1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3.842cm" svg:y1="11.742cm" svg:x2="14.108cm" svg:y2="12.258cm" draw:start-shape="id51" draw:start-glue-point="9" draw:end-shape="id54" draw:end-glue-point="4" svg:d="m13842 11742 266 516">
          <text:p/>
        </draw:connector>
        <draw:custom-shape draw:style-name="gr6" draw:text-style-name="P1" draw:layer="layout" svg:width="0.4cm" svg:height="0.4cm" svg:x="15.908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5" draw:id="id55" draw:layer="layout" svg:width="0.4cm" svg:height="0.4cm" svg:x="15.20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5.966cm" svg:y1="10.842cm" svg:x2="15.408cm" svg:y2="11.4cm" draw:end-shape="id55" draw:end-glue-point="4" svg:d="m15966 10842-558 558">
          <text:p/>
        </draw:connector>
        <draw:connector draw:style-name="gr8" draw:text-style-name="P1" draw:layer="layout" draw:type="line" svg:x1="16.25cm" svg:y1="10.842cm" svg:x2="16.758cm" svg:y2="11.458cm" draw:end-shape="id56" draw:end-glue-point="5" svg:d="m16250 10842 508 616">
          <text:p/>
        </draw:connector>
        <draw:custom-shape draw:style-name="gr7" draw:text-style-name="P1" xml:id="id57" draw:id="id57" draw:layer="layout" svg:width="0.4cm" svg:height="0.4cm" svg:x="15.616cm" svg:y="1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5.55cm" svg:y1="11.742cm" svg:x2="15.816cm" svg:y2="12.258cm" draw:start-shape="id55" draw:start-glue-point="9" draw:end-shape="id57" draw:end-glue-point="4" svg:d="m15550 11742 266 516">
          <text:p/>
        </draw:connector>
        <draw:custom-shape draw:style-name="gr7" draw:text-style-name="P1" xml:id="id56" draw:id="id56" draw:layer="layout" svg:width="0.4cm" svg:height="0.4cm" svg:x="16.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8" draw:id="id58" draw:layer="layout" svg:width="0.4cm" svg:height="0.4cm" svg:x="16.292cm" svg:y="1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6.758cm" svg:y1="11.742cm" svg:x2="16.492cm" svg:y2="12.258cm" draw:start-shape="id56" draw:start-glue-point="7" draw:end-shape="id58" draw:end-glue-point="4" svg:d="m16758 11742-266 516">
          <text:p/>
        </draw:connector>
        <draw:custom-shape draw:style-name="gr7" draw:text-style-name="P1" xml:id="id59" draw:id="id59" draw:layer="layout" svg:width="0.4cm" svg:height="0.4cm" svg:x="17.108cm" svg:y="1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7.042cm" svg:y1="11.742cm" svg:x2="17.308cm" svg:y2="12.258cm" draw:start-shape="id56" draw:start-glue-point="9" draw:end-shape="id59" draw:end-glue-point="4" svg:d="m17042 11742 266 516">
          <text:p/>
        </draw:connector>
        <draw:custom-shape draw:style-name="gr6" draw:text-style-name="P1" xml:id="id60" draw:id="id60" draw:layer="layout" svg:width="0.4cm" svg:height="0.4cm" svg:x="3.00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1" draw:id="id61" draw:layer="layout" svg:width="0.4cm" svg:height="0.4cm" svg:x="2.30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066cm" svg:y1="13.542cm" svg:x2="2.508cm" svg:y2="14cm" draw:start-shape="id60" draw:start-glue-point="7" draw:end-shape="id61" draw:end-glue-point="4" svg:d="m3066 13542-558 458">
          <text:p/>
        </draw:connector>
        <draw:connector draw:style-name="gr8" draw:text-style-name="P1" draw:layer="layout" draw:type="line" svg:x1="3.35cm" svg:y1="13.542cm" svg:x2="3.858cm" svg:y2="14.058cm" draw:start-shape="id60" draw:start-glue-point="9" draw:end-shape="id62" draw:end-glue-point="5" svg:d="m3350 13542 508 516">
          <text:p/>
        </draw:connector>
        <draw:custom-shape draw:style-name="gr7" draw:text-style-name="P1" xml:id="id62" draw:id="id62" draw:layer="layout" svg:width="0.4cm" svg:height="0.4cm" svg:x="3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3" draw:id="id63" draw:layer="layout" svg:width="0.4cm" svg:height="0.4cm" svg:x="3.392cm" svg:y="14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858cm" svg:y1="14.342cm" svg:x2="3.592cm" svg:y2="14.858cm" draw:start-shape="id62" draw:start-glue-point="7" draw:end-shape="id63" draw:end-glue-point="4" svg:d="m3858 14342-266 516">
          <text:p/>
        </draw:connector>
        <draw:custom-shape draw:style-name="gr7" draw:text-style-name="P1" xml:id="id64" draw:id="id64" draw:layer="layout" svg:width="0.4cm" svg:height="0.4cm" svg:x="4.208cm" svg:y="14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4.142cm" svg:y1="14.342cm" svg:x2="4.408cm" svg:y2="14.858cm" draw:start-shape="id62" draw:start-glue-point="9" draw:end-shape="id64" draw:end-glue-point="4" svg:d="m4142 14342 266 516">
          <text:p/>
        </draw:connector>
        <draw:custom-shape draw:style-name="gr6" draw:text-style-name="P1" xml:id="id65" draw:id="id65" draw:layer="layout" svg:width="0.4cm" svg:height="0.4cm" svg:x="3.008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6" draw:id="id66" draw:layer="layout" svg:width="0.4cm" svg:height="0.4cm" svg:x="2.308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066cm" svg:y1="16.242cm" svg:x2="2.508cm" svg:y2="16.7cm" draw:start-shape="id65" draw:start-glue-point="7" draw:end-shape="id66" draw:end-glue-point="4" svg:d="m3066 16242-558 458">
          <text:p/>
        </draw:connector>
        <draw:connector draw:style-name="gr8" draw:text-style-name="P1" draw:layer="layout" draw:type="line" svg:x1="3.35cm" svg:y1="16.242cm" svg:x2="3.858cm" svg:y2="16.758cm" draw:start-shape="id65" draw:start-glue-point="9" svg:d="m3350 16242 508 516">
          <text:p/>
        </draw:connector>
        <draw:custom-shape draw:style-name="gr7" draw:text-style-name="P1" xml:id="id67" draw:id="id67" draw:layer="layout" svg:width="0.4cm" svg:height="0.4cm" svg:x="1.9cm" svg:y="17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.366cm" svg:y1="17.042cm" svg:x2="2.1cm" svg:y2="17.558cm" draw:start-shape="id66" draw:start-glue-point="7" draw:end-shape="id67" draw:end-glue-point="4" svg:d="m2366 17042-266 516">
          <text:p/>
        </draw:connector>
        <draw:custom-shape draw:style-name="gr6" draw:text-style-name="P1" xml:id="id68" draw:id="id68" draw:layer="layout" svg:width="0.4cm" svg:height="0.4cm" svg:x="6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9" draw:id="id69" draw:layer="layout" svg:width="0.4cm" svg:height="0.4cm" svg:x="5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258cm" svg:y1="13.542cm" svg:x2="5.7cm" svg:y2="14cm" draw:start-shape="id68" draw:start-glue-point="7" draw:end-shape="id69" draw:end-glue-point="4" svg:d="m6258 13542-558 458">
          <text:p/>
        </draw:connector>
        <draw:connector draw:style-name="gr8" draw:text-style-name="P1" draw:layer="layout" draw:type="line" svg:x1="6.542cm" svg:y1="13.542cm" svg:x2="7.05cm" svg:y2="14.058cm" draw:start-shape="id68" draw:start-glue-point="9" draw:end-shape="id70" draw:end-glue-point="5" svg:d="m6542 13542 508 516">
          <text:p/>
        </draw:connector>
        <draw:custom-shape draw:style-name="gr7" draw:text-style-name="P1" xml:id="id71" draw:id="id71" draw:layer="layout" svg:width="0.4cm" svg:height="0.4cm" svg:x="5.092cm" svg:y="14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558cm" svg:y1="14.342cm" svg:x2="5.292cm" svg:y2="14.858cm" draw:start-shape="id69" draw:start-glue-point="7" draw:end-shape="id71" draw:end-glue-point="4" svg:d="m5558 14342-266 516">
          <text:p/>
        </draw:connector>
        <draw:custom-shape draw:style-name="gr7" draw:text-style-name="P1" xml:id="id72" draw:id="id72" draw:layer="layout" svg:width="0.4cm" svg:height="0.4cm" svg:x="5.908cm" svg:y="14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842cm" svg:y1="14.342cm" svg:x2="6.108cm" svg:y2="14.858cm" draw:start-shape="id69" draw:start-glue-point="9" draw:end-shape="id72" draw:end-glue-point="4" svg:d="m5842 14342 266 516">
          <text:p/>
        </draw:connector>
        <draw:custom-shape draw:style-name="gr7" draw:text-style-name="P1" xml:id="id70" draw:id="id70" draw:layer="layout" svg:width="0.4cm" svg:height="0.4cm" svg:x="6.99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3" draw:id="id73" draw:layer="layout" svg:width="0.4cm" svg:height="0.4cm" svg:x="9.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4" draw:id="id74" draw:layer="layout" svg:width="0.4cm" svg:height="0.4cm" svg:x="8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558cm" svg:y1="13.542cm" svg:x2="9cm" svg:y2="14cm" draw:start-shape="id73" draw:start-glue-point="7" draw:end-shape="id74" draw:end-glue-point="4" svg:d="m9558 13542-558 458">
          <text:p/>
        </draw:connector>
        <draw:connector draw:style-name="gr8" draw:text-style-name="P1" draw:layer="layout" draw:type="line" svg:x1="9.842cm" svg:y1="13.542cm" svg:x2="10.35cm" svg:y2="14.058cm" draw:start-shape="id73" draw:start-glue-point="9" draw:end-shape="id75" draw:end-glue-point="5" svg:d="m9842 13542 508 516">
          <text:p/>
        </draw:connector>
        <draw:custom-shape draw:style-name="gr7" draw:text-style-name="P1" xml:id="id76" draw:id="id76" draw:layer="layout" svg:width="0.4cm" svg:height="0.4cm" svg:x="8.392cm" svg:y="14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8.858cm" svg:y1="14.342cm" svg:x2="8.592cm" svg:y2="14.858cm" draw:start-shape="id74" draw:start-glue-point="7" draw:end-shape="id76" draw:end-glue-point="4" svg:d="m8858 14342-266 516">
          <text:p/>
        </draw:connector>
        <draw:custom-shape draw:style-name="gr7" draw:text-style-name="P1" xml:id="id77" draw:id="id77" draw:layer="layout" svg:width="0.4cm" svg:height="0.4cm" svg:x="9.208cm" svg:y="14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142cm" svg:y1="14.342cm" svg:x2="9.408cm" svg:y2="14.858cm" draw:start-shape="id74" draw:start-glue-point="9" draw:end-shape="id77" draw:end-glue-point="4" svg:d="m9142 14342 266 516">
          <text:p/>
        </draw:connector>
        <draw:custom-shape draw:style-name="gr7" draw:text-style-name="P1" xml:id="id75" draw:id="id75" draw:layer="layout" svg:width="0.4cm" svg:height="0.4cm" svg:x="10.29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8" draw:id="id78" draw:layer="layout" svg:width="0.4cm" svg:height="0.4cm" svg:x="9.884cm" svg:y="14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35cm" svg:y1="14.342cm" svg:x2="10.084cm" svg:y2="14.858cm" draw:start-shape="id75" draw:start-glue-point="7" draw:end-shape="id78" draw:end-glue-point="4" svg:d="m10350 14342-266 516">
          <text:p/>
        </draw:connector>
        <draw:custom-shape draw:style-name="gr7" draw:text-style-name="P1" xml:id="id79" draw:id="id79" draw:layer="layout" svg:width="0.4cm" svg:height="0.4cm" svg:x="10.7cm" svg:y="14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634cm" svg:y1="14.342cm" svg:x2="10.9cm" svg:y2="14.858cm" draw:start-shape="id75" draw:start-glue-point="9" draw:end-shape="id79" draw:end-glue-point="4" svg:d="m10634 14342 266 516">
          <text:p/>
        </draw:connector>
        <draw:line draw:style-name="gr9" draw:text-style-name="P1" draw:layer="layout" svg:x1="1.9cm" svg:y1="15.7cm" svg:x2="4.1cm" svg:y2="18.1cm">
          <text:p/>
        </draw:line>
        <draw:line draw:style-name="gr9" draw:text-style-name="P1" draw:layer="layout" svg:x1="4.1cm" svg:y1="15.7cm" svg:x2="1.9cm" svg:y2="1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9T20:58:21.12</meta:creation-date>
    <dc:date>2012-11-29T22:47:32.17</dc:date>
    <meta:editing-duration>PT25M29S</meta:editing-duration>
    <meta:editing-cycles>2</meta:editing-cycles>
    <meta:generator>OpenOffice.org/3.4.1$Win32 OpenOffice.org_project/341m1$Build-9593</meta:generator>
    <meta:document-statistic meta:object-count="152"/>
  </office:meta>
</office:document-meta>
</file>